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方正仿宋_GBK1" svg:font-family="方正仿宋_GBK"/>
    <style:font-face style:name="FreeSans2" svg:font-family="FreeSans" style:font-family-generic="swiss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pitch="variable"/>
    <style:font-face style:name="方正魏碑_GBK" svg:font-family="方正魏碑_GBK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officeooo:paragraph-rsid="001ad471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方正仿宋_GBK" fo:font-size="14pt" fo:font-weight="bold" officeooo:rsid="001ad471" officeooo:paragraph-rsid="001ad471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方正仿宋_GBK" fo:font-size="14pt" fo:font-weight="bold" officeooo:rsid="001c8bfb" officeooo:paragraph-rsid="001c8bfb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方正仿宋_GBK" fo:font-size="14pt" fo:font-weight="bold" officeooo:rsid="001c8bfb" officeooo:paragraph-rsid="001d0d06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方正仿宋_GBK" fo:font-size="14pt" fo:font-weight="bold" officeooo:rsid="001d0d06" officeooo:paragraph-rsid="001d0d06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方正仿宋_GBK" fo:font-size="14pt" fo:font-weight="bold" officeooo:rsid="001d0d06" officeooo:paragraph-rsid="001d2dab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方正仿宋_GBK" fo:font-size="14pt" fo:font-weight="bold" officeooo:rsid="001d0d06" officeooo:paragraph-rsid="00234d2c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方正仿宋_GBK" fo:font-size="14pt" fo:font-weight="bold" officeooo:rsid="002ba37b" officeooo:paragraph-rsid="002ba37b" style:font-name-asian="方正仿宋_GBK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方正仿宋_GBK" fo:font-size="14pt" fo:font-weight="bold" officeooo:rsid="0034e7ad" officeooo:paragraph-rsid="0034e7ad" style:font-name-asian="方正仿宋_GBK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方正仿宋_GBK" fo:font-size="12pt" fo:font-weight="bold" officeooo:rsid="001d0d06" officeooo:paragraph-rsid="001d2dab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方正仿宋_GBK" fo:font-size="13.6999998092651pt" fo:font-weight="normal" officeooo:rsid="00299f55" officeooo:paragraph-rsid="002a78f3" style:font-name-asian="方正仿宋_GBK" style:font-size-asian="12pt" style:font-weight-asian="normal" style:font-size-complex="13.6999998092651pt" style:font-weight-complex="normal"/>
    </style:style>
    <style:style style:name="P12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officeooo:paragraph-rsid="001867f6" style:font-name-asian="华文黑体 - Kelvin1"/>
    </style:style>
    <style:style style:name="P13" style:family="paragraph" style:parent-style-name="Standard">
      <style:paragraph-properties fo:line-height="150%" fo:text-align="center" style:justify-single-word="false"/>
      <style:text-properties style:font-name="华文黑体 - Kelvin" fo:font-size="15pt" officeooo:paragraph-rsid="001867f6" style:font-name-asian="华文黑体 - Kelvin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style:font-name="华文黑体 - Kelvin" fo:font-size="15pt" officeooo:paragraph-rsid="001867f6" style:font-name-asian="华文黑体 - Kelvin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style:font-name="华文黑体 - Kelvin" fo:font-size="15pt" officeooo:rsid="01a33626" officeooo:paragraph-rsid="001867f6" style:font-name-asian="华文黑体 - Kelvin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style:font-name="华文黑体 - Kelvin" fo:font-size="15pt" officeooo:rsid="00eb19be" officeooo:paragraph-rsid="001867f6" style:font-name-asian="华文黑体 - Kelvin" style:font-size-asian="15pt" style:font-size-complex="15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华文黑体 - Kelvin" officeooo:paragraph-rsid="001867f6" style:font-name-asian="华文黑体 - Kelvin"/>
    </style:style>
    <style:style style:name="P18" style:family="paragraph" style:parent-style-name="Standard">
      <style:paragraph-properties fo:break-before="page">
        <style:tab-stops>
          <style:tab-stop style:position="17cm" style:type="right" style:leader-style="dotted" style:leader-text="."/>
        </style:tab-stops>
      </style:paragraph-properties>
      <style:text-properties officeooo:paragraph-rsid="00191e16"/>
    </style:style>
    <style:style style:name="P19" style:family="paragraph" style:parent-style-name="Heading_20_1">
      <style:paragraph-properties fo:line-height="150%" fo:text-align="center" style:justify-single-word="false"/>
      <style:text-properties style:font-name="华文黑体 - Kelvin" fo:font-size="15pt" officeooo:paragraph-rsid="00191e16" style:font-name-asian="华文黑体 - Kelvin" style:font-size-asian="15pt" style:font-size-complex="15pt"/>
    </style:style>
    <style:style style:name="P20" style:family="paragraph" style:parent-style-name="Heading_20_1">
      <style:paragraph-properties fo:line-height="150%" fo:text-align="start" style:justify-single-word="false"/>
      <style:text-properties style:font-name="方正仿宋_GBK" fo:font-size="14pt" fo:font-weight="bold" officeooo:paragraph-rsid="00191e16" style:font-name-asian="方正仿宋_GBK" style:font-size-asian="14pt" style:font-weight-asian="bold" style:font-size-complex="14pt" style:font-weight-complex="bold"/>
    </style:style>
    <style:style style:name="P21" style:family="paragraph" style:parent-style-name="Heading_20_2">
      <style:paragraph-properties fo:line-height="150%" fo:text-align="start" style:justify-single-word="false"/>
      <style:text-properties style:font-name="华文黑体 - Kelvin" fo:font-size="13.6999998092651pt" officeooo:paragraph-rsid="00191e16" style:font-name-asian="方正仿宋_GBK" style:font-size-asian="12pt" style:font-size-complex="13.6999998092651pt"/>
    </style:style>
    <style:style style:name="T1" style:family="text">
      <style:text-properties officeooo:rsid="0066854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1867f6" style:font-weight-asian="normal" style:font-weight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solid" style:text-underline-width="auto" style:text-underline-color="font-color" fo:font-weight="normal" officeooo:rsid="0034ba23" style:font-size-asian="15pt" style:font-weight-asian="normal" style:font-size-complex="15pt" style:font-weight-complex="normal"/>
    </style:style>
    <style:style style:name="T9" style:family="text">
      <style:text-properties fo:font-size="15pt" style:text-underline-style="solid" style:text-underline-width="auto" style:text-underline-color="font-color" fo:font-weight="normal" officeooo:rsid="0069f726" style:font-size-asian="15pt" style:font-weight-asian="normal" style:font-size-complex="15pt" style:font-weight-complex="normal"/>
    </style:style>
    <style:style style:name="T10" style:family="text">
      <style:text-properties fo:font-size="15pt" style:text-underline-style="solid" style:text-underline-width="auto" style:text-underline-color="font-color" fo:font-weight="normal" officeooo:rsid="00365048" style:font-size-asian="15pt" style:font-weight-asian="normal" style:font-size-complex="15pt" style:font-weight-complex="normal"/>
    </style:style>
    <style:style style:name="T11" style:family="text">
      <style:text-properties fo:font-size="15pt" style:text-underline-style="solid" style:text-underline-width="auto" style:text-underline-color="font-color" fo:font-weight="normal" officeooo:rsid="001867f6" style:font-size-asian="15pt" style:font-weight-asian="normal" style:font-size-complex="15pt" style:font-weight-complex="normal"/>
    </style:style>
    <style:style style:name="T12" style:family="text">
      <style:text-properties fo:font-size="15pt" style:text-underline-style="none" style:font-size-asian="15pt" style:font-size-complex="15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91e16" style:font-weight-asian="normal" style:font-weight-complex="normal"/>
    </style:style>
    <style:style style:name="T15" style:family="text">
      <style:text-properties officeooo:rsid="00191e16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91e16" style:font-weight-asian="bold" style:font-weight-complex="bold"/>
    </style:style>
    <style:style style:name="T18" style:family="text">
      <style:text-properties style:font-name="华文黑体 - Kelvin" fo:font-size="14pt" fo:font-weight="bold" officeooo:rsid="00191e16" style:font-name-asian="方正仿宋_GBK" style:font-size-asian="14pt" style:font-weight-asian="bold" style:font-size-complex="14pt" style:font-weight-complex="bold"/>
    </style:style>
    <style:style style:name="T19" style:family="text">
      <style:text-properties style:font-name="华文黑体 - Kelvin" fo:font-size="12pt" fo:font-weight="normal" officeooo:rsid="001ad471" style:font-name-asian="方正仿宋_GBK" style:font-size-asian="12pt" style:font-weight-asian="normal" style:font-size-complex="12pt" style:font-weight-complex="normal"/>
    </style:style>
    <style:style style:name="T20" style:family="text">
      <style:text-properties style:font-name-asian="方正仿宋_GBK"/>
    </style:style>
    <style:style style:name="T21" style:family="text">
      <style:text-properties fo:font-size="14pt" fo:font-weight="normal" officeooo:rsid="00191e16" style:font-size-asian="14pt" style:font-weight-asian="normal" style:font-size-complex="14pt" style:font-weight-complex="normal"/>
    </style:style>
    <style:style style:name="T22" style:family="text">
      <style:text-properties style:font-name="方正仿宋_GBK" fo:font-size="12pt" fo:font-weight="normal" officeooo:rsid="00191e16" style:font-name-asian="方正仿宋_GBK" style:font-weight-asian="normal" style:font-size-complex="12pt" style:font-weight-complex="normal"/>
    </style:style>
    <style:style style:name="T23" style:family="text">
      <style:text-properties style:font-name="方正仿宋_GBK" fo:font-size="12pt" fo:font-weight="normal" officeooo:rsid="001ca539" style:font-name-asian="方正仿宋_GBK" style:font-weight-asian="normal" style:font-size-complex="12pt" style:font-weight-complex="normal"/>
    </style:style>
    <style:style style:name="T24" style:family="text">
      <style:text-properties fo:font-size="12pt" fo:font-weight="normal" style:font-name-asian="方正仿宋_GBK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1ca539" style:font-name-asian="方正仿宋_GBK" style:font-size-asian="12pt" style:font-weight-asian="normal" style:font-size-complex="12pt" style:font-weight-complex="normal"/>
    </style:style>
    <style:style style:name="T26" style:family="text">
      <style:text-properties fo:font-size="12pt" style:font-name-asian="方正仿宋_GBK" style:font-size-asian="12pt" style:font-size-complex="12pt"/>
    </style:style>
    <style:style style:name="T27" style:family="text">
      <style:text-properties fo:font-size="12pt" officeooo:rsid="001d0d06" style:font-name-asian="方正仿宋_GBK" style:font-size-asian="12pt" style:font-size-complex="12pt"/>
    </style:style>
    <style:style style:name="T28" style:family="text">
      <style:text-properties fo:color="#333333" fo:font-size="12pt" fo:font-weight="normal" style:font-name-asian="方正仿宋_GBK" style:font-size-asian="12pt" style:font-weight-asian="normal" style:font-size-complex="12pt" style:font-weight-complex="normal"/>
    </style:style>
    <style:style style:name="T29" style:family="text">
      <style:text-properties fo:color="#333333" fo:font-size="12pt" fo:font-weight="normal" officeooo:rsid="00134517" style:font-name-asian="方正仿宋_GBK" style:font-size-asian="12pt" style:font-weight-asian="normal" style:font-size-complex="12pt" style:font-weight-complex="normal"/>
    </style:style>
    <style:style style:name="T30" style:family="text">
      <style:text-properties fo:color="#333333" fo:font-size="12pt" fo:font-weight="normal" officeooo:rsid="0020d55d" style:font-name-asian="方正仿宋_GBK" style:font-size-asian="12pt" style:font-weight-asian="normal" style:font-size-complex="12pt" style:font-weight-complex="normal"/>
    </style:style>
    <style:style style:name="T31" style:family="text">
      <style:text-properties fo:color="#333333" fo:font-size="12pt" fo:font-weight="normal" officeooo:rsid="002eb629" style:font-name-asian="方正仿宋_GBK" style:font-size-asian="12pt" style:font-weight-asian="normal" style:font-size-complex="12pt" style:font-weight-complex="normal"/>
    </style:style>
    <style:style style:name="T32" style:family="text">
      <style:text-properties fo:color="#333333" fo:font-size="12pt" fo:font-weight="normal" officeooo:rsid="001d0d06" style:font-name-asian="方正仿宋_GBK" style:font-size-asian="12pt" style:font-weight-asian="normal" style:font-name-complex="方正仿宋_GBK1" style:font-size-complex="12pt" style:font-weight-complex="normal"/>
    </style:style>
    <style:style style:name="T33" style:family="text">
      <style:text-properties fo:color="#333333" fo:font-size="12pt" fo:font-weight="normal" style:font-size-asian="12pt" style:font-weight-asian="normal" style:font-name-complex="方正仿宋_GBK1" style:font-size-complex="12pt" style:font-weight-complex="normal"/>
    </style:style>
    <style:style style:name="T34" style:family="text">
      <style:text-properties fo:color="#333333" fo:font-size="12pt" style:font-size-asian="12pt" style:font-name-complex="方正仿宋_GBK1" style:font-size-complex="12pt"/>
    </style:style>
    <style:style style:name="T35" style:family="text">
      <style:text-properties fo:color="#333333" fo:font-size="12pt" fo:font-weight="bold" style:font-weight-asian="bold" style:font-name-complex="方正仿宋_GBK1" style:font-size-complex="12pt" style:font-weight-complex="bold"/>
    </style:style>
    <style:style style:name="T36" style:family="text">
      <style:text-properties fo:color="#333333" fo:font-size="12pt" style:font-name-complex="方正仿宋_GBK1" style:font-size-complex="12pt"/>
    </style:style>
    <style:style style:name="T37" style:family="text">
      <style:text-properties fo:color="#333333" fo:font-size="12pt" officeooo:rsid="002a78f3" style:font-name-complex="方正仿宋_GBK1" style:font-size-complex="12pt"/>
    </style:style>
    <style:style style:name="T38" style:family="text">
      <style:text-properties fo:color="#333333" style:font-name="方正仿宋_GBK1" fo:font-size="12pt" officeooo:rsid="0014ceba" style:font-name-asian="方正仿宋_GBK1" style:font-size-asian="12pt" style:font-name-complex="方正仿宋_GBK1" style:font-size-complex="12pt"/>
    </style:style>
    <style:style style:name="T39" style:family="text">
      <style:text-properties fo:color="#333333" style:font-name="方正仿宋_GBK1" fo:font-size="12pt" officeooo:rsid="001d2dab" style:font-name-asian="方正仿宋_GBK1" style:font-size-asian="12pt" style:font-name-complex="方正仿宋_GBK1" style:font-size-complex="12pt"/>
    </style:style>
    <style:style style:name="T40" style:family="text">
      <style:text-properties fo:color="#333333" style:font-name="方正仿宋_GBK1" fo:font-size="12pt" officeooo:rsid="00287071" style:font-name-asian="方正仿宋_GBK1" style:font-size-asian="12pt" style:font-name-complex="方正仿宋_GBK1" style:font-size-complex="12pt"/>
    </style:style>
    <style:style style:name="T41" style:family="text">
      <style:text-properties fo:color="#333333" style:font-name="方正仿宋_GBK1" fo:font-size="12pt" officeooo:rsid="002f2587" style:font-name-asian="方正仿宋_GBK1" style:font-size-asian="12pt" style:font-name-complex="方正仿宋_GBK1" style:font-size-complex="12pt"/>
    </style:style>
    <style:style style:name="T42" style:family="text">
      <style:text-properties fo:color="#333333" style:font-name="方正仿宋_GBK1" fo:font-size="12pt" officeooo:rsid="00125f50" style:font-name-asian="方正仿宋_GBK" style:font-size-asian="12pt" style:font-name-complex="方正仿宋_GBK1" style:font-size-complex="12pt"/>
    </style:style>
    <style:style style:name="T43" style:family="text">
      <style:text-properties fo:color="#333333" style:font-name="方正仿宋_GBK1" fo:font-size="12pt" officeooo:rsid="0016bd5a" style:font-name-asian="方正仿宋_GBK" style:font-size-asian="12pt" style:font-name-complex="方正仿宋_GBK1" style:font-size-complex="12pt"/>
    </style:style>
    <style:style style:name="T44" style:family="text">
      <style:text-properties fo:color="#333333" style:font-name="方正仿宋_GBK1" fo:font-size="12pt" fo:font-weight="normal" officeooo:rsid="0016bd5a" style:font-name-asian="方正仿宋_GBK" style:font-size-asian="12pt" style:font-weight-asian="normal" style:font-name-complex="方正仿宋_GBK1" style:font-size-complex="12pt" style:font-weight-complex="normal"/>
    </style:style>
    <style:style style:name="T45" style:family="text">
      <style:text-properties fo:color="#333333" style:font-name="方正仿宋_GBK1" fo:font-size="12pt" fo:font-weight="normal" officeooo:rsid="001fe76b" style:font-name-asian="方正仿宋_GBK" style:font-size-asian="12pt" style:font-weight-asian="normal" style:font-name-complex="方正仿宋_GBK1" style:font-size-complex="12pt" style:font-weight-complex="normal"/>
    </style:style>
    <style:style style:name="T46" style:family="text">
      <style:text-properties fo:color="#333333" style:font-name="方正仿宋_GBK1" fo:font-size="12pt" fo:font-weight="normal" officeooo:rsid="0020f83c" style:font-name-asian="方正仿宋_GBK" style:font-size-asian="12pt" style:font-weight-asian="normal" style:font-name-complex="方正仿宋_GBK1" style:font-size-complex="12pt" style:font-weight-complex="normal"/>
    </style:style>
    <style:style style:name="T47" style:family="text">
      <style:text-properties fo:color="#333333" style:font-name="方正仿宋_GBK1" fo:font-size="12pt" fo:font-weight="normal" officeooo:rsid="00125f50" style:font-name-asian="方正仿宋_GBK" style:font-size-asian="12pt" style:font-weight-asian="normal" style:font-name-complex="方正仿宋_GBK1" style:font-size-complex="12pt" style:font-weight-complex="normal"/>
    </style:style>
    <style:style style:name="T48" style:family="text">
      <style:text-properties fo:color="#333333" style:font-name="方正仿宋_GBK1" fo:font-size="12pt" fo:font-weight="normal" officeooo:rsid="003104a5" style:font-name-asian="方正仿宋_GBK" style:font-size-asian="12pt" style:font-weight-asian="normal" style:font-name-complex="方正仿宋_GBK1" style:font-size-complex="12pt" style:font-weight-complex="normal"/>
    </style:style>
    <style:style style:name="T49" style:family="text">
      <style:text-properties fo:color="#333333" style:font-name="方正仿宋_GBK1" fo:font-size="12pt" fo:font-weight="normal" officeooo:rsid="003bbdd3" style:font-name-asian="方正仿宋_GBK" style:font-size-asian="12pt" style:font-weight-asian="normal" style:font-name-complex="方正仿宋_GBK1" style:font-size-complex="12pt" style:font-weight-complex="normal"/>
    </style:style>
    <style:style style:name="T50" style:family="text">
      <style:text-properties fo:color="#333333" style:font-name="方正仿宋_GBK1" fo:font-size="12pt" fo:font-weight="normal" officeooo:rsid="00234d2c" style:font-name-asian="方正仿宋_GBK" style:font-size-asian="12pt" style:font-weight-asian="normal" style:font-name-complex="方正仿宋_GBK1" style:font-size-complex="12pt" style:font-weight-complex="normal"/>
    </style:style>
    <style:style style:name="T51" style:family="text">
      <style:text-properties fo:color="#333333" style:font-name="方正仿宋_GBK1" fo:font-size="12pt" fo:font-weight="normal" officeooo:rsid="002466a9" style:font-name-asian="方正仿宋_GBK" style:font-size-asian="12pt" style:font-weight-asian="normal" style:font-name-complex="方正仿宋_GBK1" style:font-size-complex="12pt" style:font-weight-complex="normal"/>
    </style:style>
    <style:style style:name="T52" style:family="text">
      <style:text-properties fo:color="#333333" style:font-name="方正仿宋_GBK1" fo:font-size="12pt" fo:font-weight="normal" officeooo:rsid="00287071" style:font-name-asian="方正仿宋_GBK" style:font-size-asian="12pt" style:font-weight-asian="normal" style:font-name-complex="方正仿宋_GBK1" style:font-size-complex="12pt" style:font-weight-complex="normal"/>
    </style:style>
    <style:style style:name="T53" style:family="text">
      <style:text-properties fo:color="#333333" style:font-name="方正仿宋_GBK1" fo:font-size="12pt" fo:font-weight="normal" officeooo:rsid="002955f4" style:font-name-asian="方正仿宋_GBK" style:font-size-asian="12pt" style:font-weight-asian="normal" style:font-name-complex="方正仿宋_GBK1" style:font-size-complex="12pt" style:font-weight-complex="normal"/>
    </style:style>
    <style:style style:name="T54" style:family="text">
      <style:text-properties fo:color="#333333" style:font-name="方正仿宋_GBK1" fo:font-size="12pt" fo:font-weight="normal" officeooo:rsid="001d2dab" style:font-name-asian="方正仿宋_GBK1" style:font-size-asian="12pt" style:font-weight-asian="normal" style:font-name-complex="方正仿宋_GBK1" style:font-size-complex="12pt" style:font-weight-complex="normal"/>
    </style:style>
    <style:style style:name="T55" style:family="text">
      <style:text-properties fo:color="#333333" style:font-name="方正仿宋_GBK1" fo:font-size="12pt" fo:font-weight="normal" officeooo:rsid="001da853" style:font-name-asian="方正仿宋_GBK1" style:font-size-asian="12pt" style:font-weight-asian="normal" style:font-name-complex="方正仿宋_GBK1" style:font-size-complex="12pt" style:font-weight-complex="normal"/>
    </style:style>
    <style:style style:name="T56" style:family="text">
      <style:text-properties fo:color="#333333" style:font-name="方正仿宋_GBK1" fo:font-size="12pt" fo:font-weight="normal" officeooo:rsid="001fe76b" style:font-name-asian="方正仿宋_GBK1" style:font-size-asian="12pt" style:font-weight-asian="normal" style:font-name-complex="方正仿宋_GBK1" style:font-size-complex="12pt" style:font-weight-complex="normal"/>
    </style:style>
    <style:style style:name="T57" style:family="text">
      <style:text-properties fo:color="#333333" style:font-name="方正仿宋_GBK1" fo:font-size="12pt" fo:font-weight="normal" officeooo:rsid="00287071" style:font-name-asian="方正仿宋_GBK1" style:font-size-asian="12pt" style:font-weight-asian="normal" style:font-name-complex="方正仿宋_GBK1" style:font-size-complex="12pt" style:font-weight-complex="normal"/>
    </style:style>
    <style:style style:name="T58" style:family="text">
      <style:text-properties fo:color="#333333" style:font-name="方正仿宋_GBK1" fo:font-size="12pt" fo:font-weight="normal" officeooo:rsid="002f2587" style:font-name-asian="方正仿宋_GBK1" style:font-size-asian="12pt" style:font-weight-asian="normal" style:font-name-complex="方正仿宋_GBK1" style:font-size-complex="12pt" style:font-weight-complex="normal"/>
    </style:style>
    <style:style style:name="T59" style:family="text">
      <style:text-properties fo:color="#333333" style:font-name="方正仿宋_GBK1" fo:font-size="12pt" fo:font-weight="normal" officeooo:rsid="0014ceba" style:font-name-asian="方正仿宋_GBK1" style:font-size-asian="12pt" style:font-weight-asian="normal" style:font-name-complex="方正仿宋_GBK1" style:font-size-complex="12pt" style:font-weight-complex="normal"/>
    </style:style>
    <style:style style:name="T60" style:family="text">
      <style:text-properties fo:color="#333333" style:font-name="方正仿宋_GBK1" fo:font-size="12pt" fo:font-weight="normal" officeooo:rsid="00349cfb" style:font-name-asian="方正仿宋_GBK1" style:font-size-asian="12pt" style:font-weight-asian="normal" style:font-name-complex="方正仿宋_GBK1" style:font-size-complex="12pt" style:font-weight-complex="normal"/>
    </style:style>
    <style:style style:name="T61" style:family="text">
      <style:text-properties fo:color="#333333" style:font-name="方正仿宋_GBK1" fo:font-size="12pt" fo:font-weight="normal" officeooo:rsid="0034e7ad" style:font-name-asian="方正仿宋_GBK1" style:font-size-asian="12pt" style:font-weight-asian="normal" style:font-name-complex="方正仿宋_GBK1" style:font-size-complex="12pt" style:font-weight-complex="normal"/>
    </style:style>
    <style:style style:name="T62" style:family="text">
      <style:text-properties fo:color="#333333" style:font-name="方正仿宋_GBK1" officeooo:rsid="00125f50" style:font-name-asian="方正仿宋_GBK" style:font-name-complex="方正仿宋_GBK1"/>
    </style:style>
    <style:style style:name="T63" style:family="text">
      <style:text-properties fo:color="#333333" style:font-name="方正仿宋_GBK1" officeooo:rsid="00134517" style:font-name-asian="方正仿宋_GBK" style:font-name-complex="方正仿宋_GBK1"/>
    </style:style>
    <style:style style:name="T64" style:family="text">
      <style:text-properties fo:color="#333333" style:font-name="方正仿宋_GBK1" officeooo:rsid="003f5047" style:font-name-asian="方正仿宋_GBK" style:font-name-complex="方正仿宋_GBK1"/>
    </style:style>
    <style:style style:name="T65" style:family="text">
      <style:text-properties fo:color="#333333" style:font-name="方正仿宋_GBK1" officeooo:rsid="002efc53" style:font-name-asian="方正仿宋_GBK" style:font-name-complex="方正仿宋_GBK1"/>
    </style:style>
    <style:style style:name="T66" style:family="text">
      <style:text-properties fo:color="#333333" style:font-name="方正仿宋_GBK1" fo:font-weight="normal" officeooo:rsid="00125f50" style:font-name-asian="方正仿宋_GBK" style:font-weight-asian="normal" style:font-name-complex="方正仿宋_GBK1" style:font-weight-complex="normal"/>
    </style:style>
    <style:style style:name="T67" style:family="text">
      <style:text-properties fo:color="#333333" style:font-name="方正仿宋_GBK1" fo:font-weight="normal" officeooo:rsid="002efc53" style:font-name-asian="方正仿宋_GBK" style:font-weight-asian="normal" style:font-name-complex="方正仿宋_GBK1" style:font-weight-complex="normal"/>
    </style:style>
    <style:style style:name="T68" style:family="text">
      <style:text-properties fo:color="#333333" style:font-name="方正仿宋_GBK1" fo:font-weight="normal" officeooo:rsid="0020f83c" style:font-name-asian="方正仿宋_GBK" style:font-weight-asian="normal" style:font-name-complex="方正仿宋_GBK1" style:font-weight-complex="normal"/>
    </style:style>
    <style:style style:name="T69" style:family="text">
      <style:text-properties fo:color="#333333" style:font-name="方正仿宋_GBK1" fo:font-weight="normal" officeooo:rsid="0022c298" style:font-name-asian="方正仿宋_GBK" style:font-weight-asian="normal" style:font-name-complex="方正仿宋_GBK1" style:font-weight-complex="normal"/>
    </style:style>
    <style:style style:name="T70" style:family="text">
      <style:text-properties fo:color="#333333" style:font-name="方正仿宋_GBK1" fo:font-weight="normal" officeooo:rsid="002587b6" style:font-name-asian="方正仿宋_GBK" style:font-weight-asian="normal" style:font-name-complex="方正仿宋_GBK1" style:font-weight-complex="normal"/>
    </style:style>
    <style:style style:name="T71" style:family="text">
      <style:text-properties fo:color="#333333" style:font-name="方正仿宋_GBK1" fo:font-weight="normal" officeooo:rsid="00273f31" style:font-name-asian="方正仿宋_GBK" style:font-weight-asian="normal" style:font-name-complex="方正仿宋_GBK1" style:font-weight-complex="normal"/>
    </style:style>
    <style:style style:name="T72" style:family="text">
      <style:text-properties fo:color="#333333" style:font-name="方正仿宋_GBK1" fo:font-weight="normal" officeooo:rsid="00287071" style:font-name-asian="方正仿宋_GBK" style:font-weight-asian="normal" style:font-name-complex="方正仿宋_GBK1" style:font-weight-complex="normal"/>
    </style:style>
    <style:style style:name="T73" style:family="text">
      <style:text-properties fo:color="#333333" style:font-name="方正仿宋_GBK1" fo:font-weight="normal" officeooo:rsid="002955f4" style:font-name-asian="方正仿宋_GBK" style:font-weight-asian="normal" style:font-name-complex="方正仿宋_GBK1" style:font-weight-complex="normal"/>
    </style:style>
    <style:style style:name="T74" style:family="text">
      <style:text-properties fo:color="#333333" style:font-name-complex="方正仿宋_GBK1"/>
    </style:style>
    <style:style style:name="T75" style:family="text">
      <style:text-properties fo:color="#333333" officeooo:rsid="002efc53" style:font-name-complex="方正仿宋_GBK1"/>
    </style:style>
    <style:style style:name="T76" style:family="text">
      <style:text-properties fo:color="#333333" officeooo:rsid="002a78f3" style:font-name-complex="方正仿宋_GBK1"/>
    </style:style>
    <style:style style:name="T77" style:family="text">
      <style:text-properties fo:color="#333333" style:font-name="方正仿宋_GBK1" fo:font-size="12pt" fo:font-weight="normal" style:font-name-asian="方正仿宋_GBK1" style:font-size-asian="12pt" style:font-weight-asian="normal" style:font-name-complex="方正仿宋_GBK1" style:font-size-complex="12pt" style:font-weight-complex="normal"/>
    </style:style>
    <style:style style:name="T78" style:family="text">
      <style:text-properties fo:color="#333333" style:font-name="方正仿宋_GBK1" fo:font-size="12pt" fo:font-weight="normal" officeooo:rsid="00349cfb" style:font-name-asian="方正仿宋_GBK1" style:font-size-asian="12pt" style:font-weight-asian="normal" style:font-name-complex="方正仿宋_GBK1" style:font-size-complex="12pt" style:font-weight-complex="normal"/>
    </style:style>
    <style:style style:name="T79" style:family="text">
      <style:text-properties fo:color="#333333" style:font-name="方正仿宋_GBK1" fo:font-size="12pt" fo:font-weight="normal" officeooo:rsid="0034e7ad" style:font-name-asian="方正仿宋_GBK1" style:font-size-asian="12pt" style:font-weight-asian="normal" style:font-name-complex="方正仿宋_GBK1" style:font-size-complex="12pt" style:font-weight-complex="normal"/>
    </style:style>
    <style:style style:name="T80" style:family="text">
      <style:text-properties fo:color="#333333" style:font-name="方正仿宋_GBK1" fo:font-size="12pt" style:font-name-asian="方正仿宋_GBK1" style:font-size-asian="12pt" style:font-name-complex="方正仿宋_GBK1" style:font-size-complex="12pt"/>
    </style:style>
    <style:style style:name="T81" style:family="text">
      <style:text-properties fo:color="#333333" style:font-name="方正仿宋_GBK1" fo:font-size="12pt" officeooo:rsid="00349cfb" style:font-name-asian="方正仿宋_GBK1" style:font-size-asian="12pt" style:font-name-complex="方正仿宋_GBK1" style:font-size-complex="12pt"/>
    </style:style>
    <style:style style:name="T82" style:family="text">
      <style:text-properties fo:color="#333333" style:font-name="方正仿宋_GBK1" style:font-name-asian="方正仿宋_GBK1" style:font-name-complex="方正仿宋_GBK1"/>
    </style:style>
    <style:style style:name="T83" style:family="text">
      <style:text-properties fo:color="#333333" style:font-name="方正仿宋_GBK1" officeooo:rsid="00349cfb" style:font-name-asian="方正仿宋_GBK1" style:font-name-complex="方正仿宋_GBK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<text:s/>OnlineCompute</text:span>项目文档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6"/>
      <text:p text:style-name="P13"><text:s text:c="23"/>技术小组 <text:span text:style-name="T2"><text:s text:c="11"/></text:span><text:span text:style-name="T4">npcp-se-15-03</text:span><text:span text:style-name="T3">小组 <text:s text:c="3"/></text:span></text:p>
      <text:p text:style-name="P17"><text:span text:style-name="T12"><text:s text:c="5"/>小组成员 </text:span><text:span text:style-name="T6"><text:s text:c="6"/></text:span><text:span text:style-name="T11">贺文江</text:span><text:span text:style-name="T9">、雷娜 </text:span><text:span text:style-name="T7"><text:s/></text:span></text:p>
      <text:p text:style-name="P17"><text:span text:style-name="T5"><text:s/>指导教师 </text:span><text:span text:style-name="T6"><text:s text:c="7"/></text:span><text:span text:style-name="T7">龚伟 <text:s text:c="5"/></text:span><text:span text:style-name="T6"><text:s text:c="4"/></text:span></text:p>
      <text:p text:style-name="P17"><text:span text:style-name="T5"><text:s text:c="14"/>起止时间</text:span><text:span text:style-name="T13"> </text:span><text:span text:style-name="T7"><text:s/>20</text:span><text:span text:style-name="T8">1</text:span><text:span text:style-name="T9">7</text:span><text:span text:style-name="T7">年</text:span><text:span text:style-name="T11">12</text:span><text:span text:style-name="T7">月 </text:span><text:span text:style-name="T9">5日</text:span><text:span text:style-name="T10">～</text:span><text:span text:style-name="T9">2018年1月</text:span><text:span text:style-name="T11">21</text:span><text:span text:style-name="T9">日</text:span><text:span text:style-name="T7"> </text:span></text:p>
      <text:p text:style-name="P13">重庆师范大学软件工程系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9" text:outline-level="1"><text:span text:style-name="T16"/></text:h>
      <text:h text:style-name="P19" text:outline-level="1"><text:soft-page-break/><text:span text:style-name="T16">第一章 涉众分析</text:span></text:h>
      <text:h text:style-name="P20" text:outline-level="1"><text:span text:style-name="T15">1.1本章目的</text:span></text:h>
      <text:h text:style-name="P21" text:outline-level="2"><text:span text:style-name="T17"><text:s/></text:span><text:span text:style-name="T14"><text:s text:c="2"/></text:span><text:span text:style-name="T21"><text:s text:c="2"/></text:span><text:span text:style-name="T22">本</text:span><text:span text:style-name="T23">章</text:span><text:span text:style-name="T22">是根据onlinecompute系统进行涉众分析的，可以让使用者更好的了解onlinecomputue这款软件。</text:span></text:h>
      <text:p text:style-name="P1"><text:span text:style-name="T18">1.2 产品综述</text:span></text:p>
      <text:p text:style-name="P1"><text:span text:style-name="T18"><text:s text:c="4"/></text:span><text:span text:style-name="T19">本产品是主要针对一些需要使用计算四则运算的用户，我们推出的产品具有计算量大、记录用户计算历史等优点，同时该产品也可以提供额外的接口，其余第三方软件均可以使用该产品作为其产品的一部分。</text:span></text:p>
      <text:p text:style-name="P2"><text:span text:style-name="T20">1.3 涉众与用户</text:span></text:p>
      <text:p text:style-name="P3"><text:span text:style-name="T20">1.3.1涉众类型剖析</text:span></text:p>
      <text:p text:style-name="P4"><text:span text:style-name="T25">（1）</text:span><text:span text:style-name="T20"> </text:span><text:span text:style-name="T26">用户类型</text:span><text:span text:style-name="T27">：</text:span><text:span text:style-name="T29">具有相似技能和其他特征的一类涉众类</text:span><text:span text:style-name="T30">型</text:span><text:span text:style-name="T29">分类</text:span><text:span text:style-name="T30">，是系统真实的用户</text:span><text:span text:style-name="T29">，他们在系统环境中具有相同的角色和责任</text:span><text:span text:style-name="T31">，是需求的主要提供者</text:span><text:span text:style-name="T29">。</text:span></text:p>
      <text:p text:style-name="P5"><text:span text:style-name="T29"><text:s/>在onlinecompute系统</text:span><text:span text:style-name="T28">中包含如下用户类型：</text:span></text:p>
      <text:p text:style-name="P5"><text:span text:style-name="T28"><text:s text:c="4"/></text:span><text:span text:style-name="T38">①基础用户</text:span><text:span text:style-name="T39">：</text:span><text:span text:style-name="T54">该类用户</text:span><text:span text:style-name="T55">对计算量要求不高，是本产品的主要用户之一，同时该类客户一般遍布各个年龄</text:span><text:span text:style-name="T56">层。</text:span></text:p>
      <text:p text:style-name="P6"><text:span text:style-name="T39"><text:s text:c="5"/></text:span><text:span text:style-name="T42">· 特征</text:span><text:span text:style-name="T43">：</text:span><text:span text:style-name="T44">该类客户</text:span><text:span text:style-name="T45">的文化水平一般不高</text:span><text:span text:style-name="T46">，能够接受新鲜事物。</text:span></text:p>
      <text:p text:style-name="P10"><text:span text:style-name="T62"><text:s text:c="5"/>· 能力：</text:span><text:span text:style-name="T66">愿意使用onlinecompute</text:span><text:span text:style-name="T68">中的特色，但是不愿意学习复杂的安装程序等。</text:span></text:p>
      <text:p text:style-name="P10"><text:span text:style-name="T62"><text:s text:c="5"/>· 成功</text:span><text:span text:style-name="T63">的标准</text:span><text:span text:style-name="T66">：高效</text:span><text:span text:style-name="T68">、准确率高</text:span></text:p>
      <text:p text:style-name="P10"><text:span text:style-name="T66"><text:s text:c="5"/></text:span><text:span text:style-name="T64">·</text:span><text:span text:style-name="T65">参与者：</text:span><text:span text:style-name="T67">初级使用者</text:span><text:span text:style-name="T69">、高级使用者</text:span></text:p>
      <text:p text:style-name="P7"><text:span text:style-name="T38"><text:s text:c="4"/>②技术型用户</text:span><text:span text:style-name="T39">：</text:span><text:span text:style-name="T54">该类用户</text:span><text:span text:style-name="T47">通常占据系统用户</text:span><text:span text:style-name="T48">的</text:span><text:span text:style-name="T49">一</text:span><text:span text:style-name="T48">部分</text:span><text:span text:style-name="T50">，主要是存在青中</text:span><text:span text:style-name="T51">年中，他们</text:span><text:span text:style-name="T50">不是主要用户，该类用户</text:span><text:span text:style-name="T51">对系统的具体实现没有特别的兴趣。</text:span></text:p>
      <text:p text:style-name="P6"><text:span text:style-name="T39"><text:s text:c="5"/></text:span><text:span text:style-name="T42">· 特征</text:span><text:span text:style-name="T43">：</text:span><text:span text:style-name="T44">该类用户通常文化水平较高</text:span><text:span text:style-name="T51">，年龄层次较小，对技术极其狂热。</text:span></text:p>
      <text:p text:style-name="P10"><text:span text:style-name="T62"><text:s text:c="5"/>· 能力：</text:span><text:span text:style-name="T66">通常</text:span><text:span text:style-name="T70">有一定的计算机基础，或者是对某种编程语言</text:span><text:span text:style-name="T71">有一定的了解，擅长学习较为复杂的技术。</text:span></text:p>
      <text:p text:style-name="P10"><text:span text:style-name="T62"><text:s text:c="5"/>· 成功</text:span><text:span text:style-name="T63">的标准</text:span><text:span text:style-name="T66">：能够承担极限运算</text:span><text:span text:style-name="T72">。</text:span></text:p>
      <text:p text:style-name="P10"><text:span text:style-name="T66"><text:s text:c="5"/></text:span><text:span text:style-name="T64">·</text:span><text:span text:style-name="T65">参与者：</text:span><text:span text:style-name="T67">待确定</text:span></text:p>
      <text:p text:style-name="P6"><text:soft-page-break/><text:span text:style-name="T38"><text:s text:c="4"/>③运营</text:span><text:span text:style-name="T39">商</text:span><text:span text:style-name="T40">：</text:span><text:span text:style-name="T57">通过onlinecompute的运行，该类用户通常可以从中获益，同时其对系统的运行有着详细的计划。</text:span></text:p>
      <text:p text:style-name="P6"><text:span text:style-name="T39"><text:s text:c="5"/></text:span><text:span text:style-name="T42">· 特征</text:span><text:span text:style-name="T43">：</text:span><text:span text:style-name="T44">通常</text:span><text:span text:style-name="T52">是</text:span><text:span text:style-name="T53">由</text:span><text:span text:style-name="T52">团队组成</text:span><text:span text:style-name="T53">，团队的人各司其职</text:span><text:span text:style-name="T52">。</text:span></text:p>
      <text:p text:style-name="P10"><text:span text:style-name="T62"><text:s text:c="5"/>· 能力：</text:span><text:span text:style-name="T73">有着很强的组织能力，同时对市场行情比较了解。</text:span></text:p>
      <text:p text:style-name="P10"><text:span text:style-name="T62"><text:s text:c="5"/>· 成功</text:span><text:span text:style-name="T63">的标准</text:span><text:span text:style-name="T66">：系统</text:span><text:span text:style-name="T73">有较强的市场竞争力，能够从中获得利益。</text:span></text:p>
      <text:p text:style-name="P10"><text:span text:style-name="T66"><text:s text:c="5"/></text:span><text:span text:style-name="T64">· </text:span><text:span text:style-name="T65">参与者：</text:span><text:span text:style-name="T67">待确定</text:span></text:p>
      <text:p text:style-name="P8"><text:span text:style-name="T76">1.</text:span><text:span text:style-name="T74">4关键涉众和用户需求</text:span></text:p>
      <text:p text:style-name="P8"><text:span text:style-name="T74"><text:s/></text:span><text:span text:style-name="T33"><text:s/>（1）用户角度需要：</text:span></text:p>
      <text:p text:style-name="P8"><text:span text:style-name="T33"><text:s text:c="6"/></text:span><text:span text:style-name="T32"><text:s text:c="2"/></text:span><text:span text:style-name="T38">①</text:span><text:span text:style-name="T59">操作简便</text:span><text:span text:style-name="T61">、布局合理</text:span><text:span text:style-name="T58">。</text:span></text:p>
      <text:p text:style-name="P8"><text:span text:style-name="T38"><text:s text:c="8"/>②</text:span><text:span text:style-name="T59">能够计算较复杂</text:span><text:span text:style-name="T58">的表达式。</text:span></text:p>
      <text:p text:style-name="P8"><text:span text:style-name="T38"><text:s text:c="8"/>③</text:span><text:span text:style-name="T59">可以计算多个表达式</text:span><text:span text:style-name="T58">。</text:span></text:p>
      <text:p text:style-name="P8"><text:span text:style-name="T58"><text:s text:c="8"/></text:span><text:span text:style-name="T81">④</text:span><text:span text:style-name="T60">可以查看计算过</text:span><text:span text:style-name="T61">的表达式</text:span><text:span text:style-name="T60">。</text:span></text:p>
      <text:p text:style-name="P9"><text:span text:style-name="T83">1.</text:span><text:span text:style-name="T82">5特性</text:span></text:p>
      <text:p text:style-name="P9"><text:span text:style-name="T82"><text:s text:c="3"/></text:span><text:span text:style-name="T77">（1）有良好的用户接口。</text:span></text:p>
      <text:p text:style-name="P9"><text:span text:style-name="T77"><text:s text:c="3"/>（2）能计算负荷表达式。</text:span></text:p>
      <text:p text:style-name="P9"><text:span text:style-name="T77"><text:s text:c="3"/>（3）能够保存计算历史记录。</text:span></text:p>
      <text:p text:style-name="P18"/>
      <text:h text:style-name="P19" text:outline-level="1"><text:bookmark-start text:name="__RefHeading__3584_145136877"/><text:bookmark-end text:name="__RefHeading__3584_145136877"/></text:h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方正仿宋_GBK1" svg:font-family="方正仿宋_GBK"/>
    <style:font-face style:name="FreeSans2" svg:font-family="FreeSans" style:font-family-generic="swiss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pitch="variable"/>
    <style:font-face style:name="方正魏碑_GBK" svg:font-family="方正魏碑_GBK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项目名称" style:family="paragraph" style:parent-style-name="Standard" style:next-style-name="项目报告书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6:01:47.610128239</meta:creation-date>
    <meta:generator>LibreOffice/5.3.3.2$Linux_X86_64 LibreOffice_project/3d9a8b4b4e538a85e0782bd6c2d430bafe583448</meta:generator>
    <dc:date>2018-01-19T18:10:19.671143216</dc:date>
    <meta:editing-duration>PT1H21M2S</meta:editing-duration>
    <meta:editing-cycles>20</meta:editing-cycles>
    <meta:document-statistic meta:table-count="0" meta:image-count="0" meta:object-count="0" meta:page-count="4" meta:paragraph-count="40" meta:word-count="824" meta:character-count="1161" meta:non-whitespace-character-count="931"/>
  </office:meta>
</office:document-meta>
</file>